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MgrError.add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okenMgr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MgrError.LexicalError( boolean EOFSeen , int lexState , int errorLine , int errorColumn , String errorAfter , char cur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MgrError.TokenMgrError( boolean EOFSeen , int lexState , int errorLine , int errorColumn , String errorAfter , char curChar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MgrError.TokenMgrError( String message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